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e88d" officeooo:paragraph-rsid="00100583"/>
    </style:style>
    <style:style style:name="P2" style:family="paragraph" style:parent-style-name="Standard">
      <style:text-properties fo:language="en" fo:country="US" officeooo:paragraph-rsid="00100583"/>
    </style:style>
    <style:style style:name="P3" style:family="paragraph" style:parent-style-name="Standard">
      <style:text-properties officeooo:paragraph-rsid="00100583"/>
    </style:style>
    <style:style style:name="T1" style:family="text">
      <style:text-properties officeooo:rsid="000905dc"/>
    </style:style>
    <style:style style:name="T2" style:family="text">
      <style:text-properties officeooo:rsid="0006f3a1"/>
    </style:style>
    <style:style style:name="T3" style:family="text">
      <style:text-properties officeooo:rsid="00086b3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905dc"/>
    </style:style>
    <style:style style:name="T6" style:family="text">
      <style:text-properties fo:language="en" fo:country="US" officeooo:rsid="0008e88d"/>
    </style:style>
    <style:style style:name="T7" style:family="text">
      <style:text-properties fo:language="en" fo:country="US" officeooo:rsid="0009a868"/>
    </style:style>
    <style:style style:name="T8" style:family="text">
      <style:text-properties fo:language="en" fo:country="US" officeooo:rsid="001005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goal of this challenge is to analyze and make some calculations on a series of Cadastral References. </text:p>
      <text:p text:style-name="P2"/>
      <text:p text:style-name="P2">Your task is to calculate:</text:p>
      <text:p text:style-name="P2"/>
      <text:p text:style-name="P2">- <text:span text:style-name="T2">Assign census code id (‘id’ ) <text:s/>to every cadastral reference ( ‘parcela_catastral’).</text:span></text:p>
      <text:p text:style-name="P2">- <text:span text:style-name="T3">The weighted average of energy demand (‘demanda_cal_cte’), by residential surface ( ‘sup_viv_sbr’), for all census areas.</text:span></text:p>
      <text:p text:style-name="P2">- <text:span text:style-name="T3">Total surface by census area and property use category.</text:span></text:p>
      <text:p text:style-name="P2"/>
      <text:p text:style-name="P2">To solve this challenge, you will be provided with a <text:span text:style-name="T3">GeoPackage </text:span>file Ciclica_test.gpkg that contains <text:span text:style-name="T3">two layers: </text:span></text:p>
      <text:p text:style-name="P2">- <text:span text:style-name="T3">CadastralReferences. Polygons layer of Cadastral parcel boundaires.</text:span></text:p>
      <text:p text:style-name="P2">- <text:span text:style-name="T3">CensusAreas. Polygon of Census Areas.</text:span></text:p>
      <text:p text:style-name="P2"/>
      <text:p text:style-name="P2">The program must be coded with Python 3, preferably with one of the last versions. You can use</text:p>
      <text:p text:style-name="P2">any Library or Package you like. </text:p>
      <text:p text:style-name="P2"/>
      <text:p text:style-name="P3"><text:span text:style-name="T5">Y</text:span><text:span text:style-name="T6">ou </text:span><text:span text:style-name="T8">must</text:span><text:span text:style-name="T6"> provide a Jupyter Notebook </text:span><text:span text:style-name="T5">as a result of the test. </text:span><text:span text:style-name="T6"><text:s/>Please comment your code properly. </text:span><text:span text:style-name="T7">A</text:span><text:span text:style-name="T4">ny other analysis you wish to perform with this data will also be considered.</text:span></text:p>
      <text:p text:style-name="P1"><text:s/></text:p>
      <text:p text:style-name="P2">Copying code found online is not allowed but you can consult references and documentation <text:span text:style-name="T1">that </text:span>you find. <text:span text:style-name="T1">In this case, reference this to know your online docs sources. Sure will be helpful to us too <text:s/>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07:20:58.610055450</meta:creation-date>
    <dc:date>2021-12-22T18:44:50.041968917</dc:date>
    <meta:editing-duration>PT11H23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85" meta:character-count="1122" meta:non-whitespace-character-count="942"/>
  </office:meta>
</office:document-meta>
</file>